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officeooo:rsid="000ff48a" officeooo:paragraph-rsid="0018e4e3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pl" fo:country="PL" officeooo:rsid="000ff48a" officeooo:paragraph-rsid="000ff48a"/>
    </style:style>
    <style:style style:name="P3" style:family="paragraph" style:parent-style-name="Standard">
      <style:paragraph-properties fo:text-align="justify" style:justify-single-word="false"/>
      <style:text-properties style:font-name="DejaVu Sans" fo:language="pl" fo:country="PL" officeooo:rsid="0010cbfa" officeooo:paragraph-rsid="0010cbfa"/>
    </style:style>
    <style:style style:name="P4" style:family="paragraph" style:parent-style-name="Standard">
      <style:paragraph-properties fo:text-align="justify" style:justify-single-word="false"/>
      <style:text-properties style:font-name="DejaVu Sans" fo:language="pl" fo:country="PL" officeooo:rsid="00120fce" officeooo:paragraph-rsid="00120fce"/>
    </style:style>
    <style:style style:name="P5" style:family="paragraph" style:parent-style-name="Standard">
      <style:paragraph-properties fo:text-align="justify" style:justify-single-word="false"/>
      <style:text-properties style:font-name="DejaVu Sans" fo:language="pl" fo:country="PL" officeooo:rsid="00120fce" officeooo:paragraph-rsid="001bbf1c"/>
    </style:style>
    <style:style style:name="P6" style:family="paragraph" style:parent-style-name="Standard">
      <style:paragraph-properties fo:text-align="justify" style:justify-single-word="false"/>
      <style:text-properties style:font-name="DejaVu Sans" fo:language="pl" fo:country="PL" officeooo:rsid="0014260e" officeooo:paragraph-rsid="0014260e"/>
    </style:style>
    <style:style style:name="P7" style:family="paragraph" style:parent-style-name="Standard">
      <style:paragraph-properties fo:text-align="justify" style:justify-single-word="false"/>
      <style:text-properties style:font-name="DejaVu Sans" fo:language="pl" fo:country="PL" officeooo:rsid="001bbf1c" officeooo:paragraph-rsid="001bbf1c"/>
    </style:style>
    <style:style style:name="P8" style:family="paragraph" style:parent-style-name="Standard">
      <style:paragraph-properties fo:text-align="justify" style:justify-single-word="false"/>
      <style:text-properties style:font-name="DejaVu Sans" fo:language="pl" fo:country="PL" officeooo:rsid="0018e4e3" officeooo:paragraph-rsid="001bbf1c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1pt" fo:language="pl" fo:country="PL" officeooo:rsid="001bbf1c" officeooo:paragraph-rsid="001bbf1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0pt" fo:language="pl" fo:country="PL" officeooo:rsid="00120fce" officeooo:paragraph-rsid="001bbf1c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0pt" fo:language="pl" fo:country="PL" officeooo:rsid="00120fce" officeooo:paragraph-rsid="00120fc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4pt" fo:language="pl" fo:country="PL" fo:font-weight="bold" officeooo:rsid="000ff48a" officeooo:paragraph-rsid="000ff48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pl" fo:country="PL" officeooo:rsid="0018e4e3" officeooo:paragraph-rsid="001d375c"/>
    </style:style>
    <style:style style:name="P14" style:family="paragraph" style:parent-style-name="Standard">
      <style:paragraph-properties fo:text-align="justify" style:justify-single-word="false"/>
      <style:text-properties fo:language="pl" fo:country="PL" officeooo:rsid="001e5a73" officeooo:paragraph-rsid="001e5a73"/>
    </style:style>
    <style:style style:name="P15" style:family="paragraph" style:parent-style-name="Standard">
      <style:paragraph-properties fo:text-align="justify" style:justify-single-word="false"/>
      <style:text-properties fo:language="pl" fo:country="PL" officeooo:rsid="002100ef" officeooo:paragraph-rsid="002100ef"/>
    </style:style>
    <style:style style:name="P16" style:family="paragraph" style:parent-style-name="Standard">
      <style:paragraph-properties fo:text-align="justify" style:justify-single-word="false"/>
      <style:text-properties fo:font-size="10pt" fo:language="pl" fo:country="PL" officeooo:rsid="00120fce" officeooo:paragraph-rsid="001bbf1c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DejaVu Sans" fo:language="pl" fo:country="PL" officeooo:rsid="0018e4e3" officeooo:paragraph-rsid="00120fce"/>
    </style:style>
    <style:style style:name="P18" style:family="paragraph" style:parent-style-name="Standard">
      <style:paragraph-properties fo:text-align="justify" style:justify-single-word="false"/>
      <style:text-properties style:font-name="DejaVu Sans" fo:language="pl" fo:country="PL" officeooo:rsid="0018e4e3" officeooo:paragraph-rsid="0018e4e3"/>
    </style:style>
    <style:style style:name="P19" style:family="paragraph" style:parent-style-name="Standard">
      <style:paragraph-properties fo:text-align="justify" style:justify-single-word="false"/>
      <style:text-properties style:font-name="DejaVu Sans" fo:language="pl" fo:country="PL" officeooo:rsid="00142585" officeooo:paragraph-rsid="001d375c"/>
    </style:style>
    <style:style style:name="P20" style:family="paragraph" style:parent-style-name="Standard">
      <style:paragraph-properties fo:text-align="justify" style:justify-single-word="false"/>
      <style:text-properties style:font-name="DejaVu Sans" fo:language="pl" fo:country="PL" officeooo:rsid="001e5a73" officeooo:paragraph-rsid="001e5a73"/>
    </style:style>
    <style:style style:name="T1" style:family="text">
      <style:text-properties officeooo:rsid="00120fce"/>
    </style:style>
    <style:style style:name="T2" style:family="text">
      <style:text-properties officeooo:rsid="00122eed"/>
    </style:style>
    <style:style style:name="T3" style:family="text">
      <style:text-properties officeooo:rsid="00154985"/>
    </style:style>
    <style:style style:name="T4" style:family="text">
      <style:text-properties fo:language="pl" fo:country="PL"/>
    </style:style>
    <style:style style:name="T5" style:family="text">
      <style:text-properties fo:language="pl" fo:country="PL" officeooo:rsid="0010cbfa"/>
    </style:style>
    <style:style style:name="T6" style:family="text">
      <style:text-properties fo:language="pl" fo:country="PL" officeooo:rsid="0014260e"/>
    </style:style>
    <style:style style:name="T7" style:family="text">
      <style:text-properties fo:language="pl" fo:country="PL" officeooo:rsid="0018e4e3"/>
    </style:style>
    <style:style style:name="T8" style:family="text">
      <style:text-properties fo:language="pl" fo:country="PL" officeooo:rsid="0019bc63"/>
    </style:style>
    <style:style style:name="T9" style:family="text">
      <style:text-properties fo:language="pl" fo:country="PL" officeooo:rsid="001bbf1c"/>
    </style:style>
    <style:style style:name="T10" style:family="text">
      <style:text-properties fo:language="pl" fo:country="PL" officeooo:rsid="001d375c"/>
    </style:style>
    <style:style style:name="T11" style:family="text">
      <style:text-properties fo:language="pl" fo:country="PL" officeooo:rsid="001f2908"/>
    </style:style>
    <style:style style:name="T12" style:family="text">
      <style:text-properties style:font-name="DejaVu Sans"/>
    </style:style>
    <style:style style:name="T13" style:family="text">
      <style:text-properties style:font-name="DejaVu Sans" officeooo:rsid="0016eae0"/>
    </style:style>
    <style:style style:name="T14" style:family="text">
      <style:text-properties style:font-name="DejaVu Sans" officeooo:rsid="001bbf1c"/>
    </style:style>
    <style:style style:name="T15" style:family="text">
      <style:text-properties style:font-name="DejaVu Sans" officeooo:rsid="00122eed"/>
    </style:style>
    <style:style style:name="T16" style:family="text">
      <style:text-properties style:font-name="DejaVu Sans" officeooo:rsid="0014260e"/>
    </style:style>
    <style:style style:name="T17" style:family="text">
      <style:text-properties style:font-name="DejaVu Sans" officeooo:rsid="00142585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tyle="italic" style:font-style-asian="italic" style:font-style-complex="italic"/>
    </style:style>
    <style:style style:name="T20" style:family="text">
      <style:text-properties officeooo:rsid="001bbf1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24b14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4b140" style:font-weight-asian="bold" style:font-weight-complex="bold"/>
    </style:style>
    <style:style style:name="T25" style:family="text">
      <style:text-properties fo:font-weight="normal" officeooo:rsid="0024b14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Narzędzie do wykrywania grup składniowych</text:p>
      <text:p text:style-name="P2"/>
      <text:p text:style-name="P1"><text:span text:style-name="T4"><text:tab/>Narzędzie ma służyć wykrywaniu grup składniowych, zgodnie z ich definicją w NKJP. W dalszym planie leży tagowanie, oraz selekcja centrów semantycznych, I centrów syntaktycznych tak rozpoznanych grup. Dane uczące do narzędzia pochodzą z </text:span><text:span text:style-name="T11">milionowego podkorpusu </text:span><text:span text:style-name="T4">NKJP, </text:span><text:span text:style-name="T6">wraz z anotacją w gramatyce zależnościowej</text:span><text:span text:style-name="T4">,</text:span><text:span text:style-name="T6"> (</text:span><text:span text:style-name="T10">przygotowaną częściowo</text:span><text:span text:style-name="T6"> automatycznie przez parser zależnościowy COMBO)</text:span><text:span text:style-name="T4">, I zostały przekonwertowane do schematu IOB. </text:span><text:span text:style-name="T10">Schemat ten</text:span><text:span text:style-name="T4"> wyklucza uwzględnianie grup </text:span><text:span text:style-name="T7">nieciągłych i </text:span><text:span text:style-name="T4">zagnieżdżonych. NKJP nie zawiera takich zagnieżdżeń, z wyjątkiem zdań podrzędnych (które mogą być dalej podzielone na podgrupy). </text:span><text:span text:style-name="T8">W takich sytuacjach eliminowałem grupy bardziej zagnieżdżone (czyli pozostawiałem grupy odpowiadające zdaniom podrzędnym). Dodatkowo usunąłem zdania które różniły się w anotacji zależnościowej segmentacją, od oryginalnej segmentacji NKJP. </text:span><text:span text:style-name="T5">Celem sieci neuronowej jest wygenerowanie ciągu IOB </text:span><text:span text:style-name="T9">dla podanego zdania.</text:span></text:p>
      <text:p text:style-name="P2"/>
      <text:p text:style-name="P3"><text:span text:style-name="T22">Sieci bazują na frameworku PyTorch, oraz open-source’owej implementacji warstwy TreeLSTM <text:s/>(</text:span><text:a xlink:type="simple" xlink:href="https://github.com/unbounce/pytorch-tree-lstm" text:style-name="Internet_20_link" text:visited-style-name="Visited_20_Internet_20_Link"><text:span text:style-name="T25">https://github.com/unbounce/pytorch-tree-lstm</text:span></text:a><text:span text:style-name="T25">)</text:span><text:span text:style-name="T22">. </text:span>Uwzględni<text:span text:style-name="T3">łem</text:span> cztery architektury, I trzy sposoby reprezentacji tokenów, <text:span text:style-name="T1">co daje 12 modeli</text:span>:</text:p>
      <text:p text:style-name="P3"/>
      <text:p text:style-name="P3">architektury</text:p>
      <text:p text:style-name="P3"/>
      <text:p text:style-name="P10"><text:span text:style-name="T20"><text:tab/>a) </text:span>LSTM: LSTM (100) → Dense (3)→ Softmax</text:p>
      <text:p text:style-name="P11"><text:span text:style-name="T20"><text:tab/>b) </text:span>BiLSTM: BiLSTM (100) → Dense (3)→ Softmax</text:p>
      <text:p text:style-name="P11"><text:span text:style-name="T20"><text:tab/>c) Tree+</text:span>L<text:span text:style-name="T2">S</text:span>TM : <text:span text:style-name="T2">TreeLSTM (100) + LSTM (100) → Dense(3) → Softmax</text:span></text:p>
      <text:p text:style-name="P9"><text:span text:style-name="T21"><text:tab/>d) Tree+BiLSTM: TreeLSTM(100) + BiLSTM(100) → Dense(3) → Softma</text:span>x</text:p>
      <text:p text:style-name="P7"/>
      <text:p text:style-name="P5">Sposoby reprezentacji tokenów:</text:p>
      <text:p text:style-name="P5"/>
      <text:p text:style-name="P10"><text:span text:style-name="T20"><text:tab/>a) </text:span>W2V – reprezentacja oparta w całości na embeddingach – 300 wymiarów.</text:p>
      <text:p text:style-name="P10"><text:span text:style-name="T20"><text:tab/>b) </text:span>W2V_POS – reprezentacja oparta na embeddingach, oraz zakodowanych w formacie one-hot klasach morfosyntaktycznych z tagsetu NKJP – 337 wymiarów.</text:p>
      <text:p text:style-name="P16"><text:span text:style-name="T14"><text:tab/>c)</text:span><text:span text:style-name="T12">W2V_POS_DEPREL – reprezentacja wykorzystująca embeddingi, klasy morfosyntaktyczne, oraz zakodowaną w w formacie one-hot etykietę relacji danego tokenu do jego nadrzędnika – </text:span><text:span text:style-name="T13">369 wymiarów</text:span><text:span text:style-name="T12">.</text:span></text:p>
      <text:p text:style-name="P8"/>
      <text:p text:style-name="P4"/>
      <text:p text:style-name="P6">Ze względu na istotne znaczenie sekwencyjności dla anotacji IOB, sieci neuronowe bez pamięci sekwencyjnej (e.g. samodzielny model TreeLSTM(100) → Dense(3) → Softmax) radzą sobie dużo gorzej. <text:span text:style-name="T3">Aby w pełni wykorzystać potencjał TreeLSTM, należałoby inaczej ująć zadanie sieci.</text:span> <text:span text:style-name="T3">Warto rozważyć jeszcze modele w których output TreeLSTM I LSTM nie jest konkatenowany, lecz sprzęgany (i.e. modele LSTM → TreeLSTM I TreeLSTM → LSTM), lub dodatkowo wykorzystać LSTM do reprezentacji ciągu nadrzędników słowa (tj. zamiast zapamiętywać ciąg w relacji poprzedzania, pamiętać ciąg w relacji dominacji). We wszystkich przypadkach input do narzędzia to zdanie, a output, to anotacja w formacie IOB.</text:span></text:p>
      <text:p text:style-name="P3"/>
      <text:p text:style-name="P17"/>
      <text:p text:style-name="P13"><text:span text:style-name="T12">Wyniki pochodzą z trenowania modelu przez 10 epok, na podzbiorze 53 tysięcy zdań, i testu na wydzielonym podzbiorze 2000 zdań. </text:span><text:span text:style-name="T15">Output </text:span><text:span text:style-name="T16">przed ewaluacją</text:span><text:span text:style-name="T15"> </text:span><text:soft-page-break/><text:span text:style-name="T15">jest poddawany deterministycznej korekcji, która zmienia wszystkie niepoprawne anotacje “I” (tj. “I” występujące bez poprzedzającego “B”) </text:span><text:span text:style-name="T17">na “B”.</text:span></text:p>
      <text:p text:style-name="P19"/>
      <text:p text:style-name="P15"><text:span text:style-name="T17">M</text:span><text:span text:style-name="T12">iary precision, recall i f1, są liczone w sposób standardowy na </text:span><text:span text:style-name="T18">pełnych</text:span><text:span text:style-name="T12"> grupach składniowych, i.e. tylko grupy w całości pokrywające się, uznajemy za </text:span><text:span text:style-name="T19">true positive</text:span><text:span text:style-name="T12">. sent_acc to proporcja zdań, w których wszystkie grupy składniowe zostały rozpoznane poprawnie.</text:span></text:p>
      <text:p text:style-name="P19"/>
      <text:p text:style-name="P14"><text:span text:style-name="T17">W</text:span><text:span text:style-name="T12">yniki wskazują marginalną poprawę poprzez wykorzystanie TreeLSTM, dużo większe znaczenie ma wykorzystanie dodatkowych cech.</text:span></text:p>
      <text:p text:style-name="P20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09:58:59.247137288</meta:creation-date>
    <dc:date>2020-05-29T14:49:10.700444289</dc:date>
    <meta:editing-duration>PT25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423" meta:character-count="3218" meta:non-whitespace-character-count="2795"/>
  </office:meta>
</office:document-meta>
</file>